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adornments="Gras" style:font-family-generic="swiss" style:font-pitch="variable"/>
    <style:font-face style:name="Calibri Light" svg:font-family="'Calibri Light'" style:font-adornments="Italique" style:font-family-generic="swiss" style:font-pitch="variable"/>
    <style:font-face style:name="Calibri Light1" svg:font-family="'Calibri Light'" style:font-adornments="Italique gras" style:font-family-generic="swiss" style:font-pitch="variable"/>
    <style:font-face style:name="Calibri Light2" svg:font-family="'Calibri Light'" style:font-adornments="Normal" style:font-family-generic="swiss"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3" svg:font-family="Calibri" style:font-adornments="Normal" style:font-family-generic="swiss" style:font-pitch="variable"/>
    <style:font-face style:name="Garamond Premr Pro" svg:font-family="'Garamond Premr Pr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itle">
      <style:text-properties fo:language="en" fo:country="US" officeooo:rsid="00401f2c" officeooo:paragraph-rsid="00401f2c"/>
    </style:style>
    <style:style style:name="P2" style:family="paragraph" style:parent-style-name="Standard">
      <style:text-properties fo:language="en" fo:country="US" officeooo:rsid="00106f63" officeooo:paragraph-rsid="00106f63"/>
    </style:style>
    <style:style style:name="P3" style:family="paragraph" style:parent-style-name="Subtitle">
      <style:text-properties fo:language="en" fo:country="US" officeooo:rsid="0040ee6a" officeooo:paragraph-rsid="0040ee6a"/>
    </style:style>
    <style:style style:name="P4" style:family="paragraph" style:parent-style-name="Standard">
      <style:text-properties style:font-name="Garamond Premr Pro" fo:language="en" fo:country="US" officeooo:rsid="0018fac0" officeooo:paragraph-rsid="0018fac0"/>
    </style:style>
    <style:style style:name="P5" style:family="paragraph" style:parent-style-name="Standard">
      <style:text-properties style:font-name="Garamond Premr Pro" fo:language="en" fo:country="US" officeooo:rsid="0042beb4" officeooo:paragraph-rsid="0018fac0"/>
    </style:style>
    <style:style style:name="P6" style:family="paragraph" style:parent-style-name="Standard">
      <style:paragraph-properties fo:text-align="center" style:justify-single-word="false"/>
      <style:text-properties style:font-name="Garamond Premr Pro" fo:language="en" fo:country="US" officeooo:rsid="0018fac0" officeooo:paragraph-rsid="0018fac0"/>
    </style:style>
    <style:style style:name="P7" style:family="paragraph" style:parent-style-name="Standard">
      <style:text-properties style:font-name="Garamond Premr Pro" fo:language="en" fo:country="US" officeooo:rsid="0042beb4" officeooo:paragraph-rsid="0042beb4"/>
    </style:style>
    <style:style style:name="P8" style:family="paragraph" style:parent-style-name="Standard">
      <style:text-properties style:font-name="Garamond Premr Pro" fo:language="en" fo:country="US" officeooo:rsid="00435d9e" officeooo:paragraph-rsid="0042beb4"/>
    </style:style>
    <style:style style:name="P9" style:family="paragraph" style:parent-style-name="Standard" style:list-style-name="L1">
      <style:text-properties style:font-name="Garamond Premr Pro" fo:language="en" fo:country="US" officeooo:rsid="00435d9e" officeooo:paragraph-rsid="004be74c"/>
    </style:style>
    <style:style style:name="P10" style:family="paragraph" style:parent-style-name="Standard">
      <style:text-properties style:font-name="Garamond Premr Pro" fo:language="en" fo:country="US" officeooo:rsid="00435d9e" officeooo:paragraph-rsid="00435d9e"/>
    </style:style>
    <style:style style:name="P11" style:family="paragraph" style:parent-style-name="Standard">
      <style:text-properties style:font-name="Garamond Premr Pro" fo:language="en" fo:country="US" officeooo:rsid="0043cdaa" officeooo:paragraph-rsid="0043cdaa"/>
    </style:style>
    <style:style style:name="P12" style:family="paragraph" style:parent-style-name="Standard">
      <style:paragraph-properties fo:text-align="center" style:justify-single-word="false"/>
      <style:text-properties style:font-name="Garamond Premr Pro" fo:language="en" fo:country="US" officeooo:rsid="0043cdaa" officeooo:paragraph-rsid="0043cdaa"/>
    </style:style>
    <style:style style:name="P13" style:family="paragraph" style:parent-style-name="Standard">
      <style:text-properties style:font-name="Garamond Premr Pro" fo:language="en" fo:country="US" officeooo:rsid="0051d9be" officeooo:paragraph-rsid="0051d9be"/>
    </style:style>
    <style:style style:name="P14" style:family="paragraph" style:parent-style-name="Standard">
      <style:text-properties style:font-name="Garamond Premr Pro" fo:language="en" fo:country="US" officeooo:rsid="00523e36" officeooo:paragraph-rsid="00523e36"/>
    </style:style>
    <style:style style:name="P15" style:family="paragraph" style:parent-style-name="Standard">
      <style:text-properties style:font-name="Garamond Premr Pro" fo:language="en" fo:country="US" officeooo:rsid="00523e36" officeooo:paragraph-rsid="00557a23"/>
    </style:style>
    <style:style style:name="P16" style:family="paragraph" style:parent-style-name="Standard">
      <style:text-properties style:font-name="Garamond Premr Pro" fo:language="en" fo:country="US" officeooo:rsid="00523e36" officeooo:paragraph-rsid="0055cbfa"/>
    </style:style>
    <style:style style:name="P17" style:family="paragraph" style:parent-style-name="Standard">
      <style:text-properties style:font-name="Garamond Premr Pro" fo:language="en" fo:country="US" officeooo:rsid="00523e36" officeooo:paragraph-rsid="005f6536"/>
    </style:style>
    <style:style style:name="P18" style:family="paragraph" style:parent-style-name="Standard">
      <style:text-properties style:font-name="Garamond Premr Pro" fo:language="en" fo:country="US" officeooo:rsid="00523e36" officeooo:paragraph-rsid="005cb266"/>
    </style:style>
    <style:style style:name="P19" style:family="paragraph" style:parent-style-name="Standard">
      <style:text-properties style:font-name="Garamond Premr Pro" fo:language="en" fo:country="US" officeooo:rsid="00523e36" officeooo:paragraph-rsid="005e9556"/>
    </style:style>
    <style:style style:name="P20" style:family="paragraph" style:parent-style-name="Standard">
      <style:text-properties style:font-name="Garamond Premr Pro" fo:language="en" fo:country="US" officeooo:rsid="005e8db5" officeooo:paragraph-rsid="005e9556"/>
    </style:style>
    <style:style style:name="P21" style:family="paragraph" style:parent-style-name="Standard">
      <style:paragraph-properties fo:text-align="center" style:justify-single-word="false"/>
      <style:text-properties style:font-name="Garamond Premr Pro" fo:language="en" fo:country="US" officeooo:rsid="005e8db5" officeooo:paragraph-rsid="005e9556"/>
    </style:style>
    <style:style style:name="P22" style:family="paragraph" style:parent-style-name="Standard">
      <style:text-properties style:font-name="Garamond Premr Pro" fo:language="en" fo:country="US" officeooo:paragraph-rsid="006c2522"/>
    </style:style>
    <style:style style:name="P23" style:family="paragraph" style:parent-style-name="Standard">
      <style:text-properties style:font-name="Garamond Premr Pro" fo:language="en" fo:country="US" officeooo:paragraph-rsid="006c7ffa"/>
    </style:style>
    <style:style style:name="P24" style:family="paragraph" style:parent-style-name="Standard">
      <style:text-properties style:font-name="Garamond Premr Pro" fo:language="en" fo:country="US" officeooo:rsid="006c7ffa" officeooo:paragraph-rsid="006c7ffa"/>
    </style:style>
    <style:style style:name="P25" style:family="paragraph" style:parent-style-name="Standard">
      <style:paragraph-properties fo:text-align="center" style:justify-single-word="false"/>
      <style:text-properties style:font-name="Garamond Premr Pro" fo:language="en" fo:country="US" officeooo:rsid="006c7ffa" officeooo:paragraph-rsid="006c7ffa"/>
    </style:style>
    <style:style style:name="P26" style:family="paragraph" style:parent-style-name="Standard">
      <style:text-properties style:font-name="Garamond Premr Pro" fo:language="en" fo:country="US" officeooo:rsid="006e25c9" officeooo:paragraph-rsid="006e25c9"/>
    </style:style>
    <style:style style:name="P27" style:family="paragraph" style:parent-style-name="Standard">
      <style:paragraph-properties fo:text-align="end" style:justify-single-word="false"/>
      <style:text-properties style:font-name="Garamond Premr Pro" fo:language="en" fo:country="US" officeooo:rsid="006e25c9" officeooo:paragraph-rsid="006e25c9"/>
    </style:style>
    <style:style style:name="T1" style:family="text">
      <style:text-properties officeooo:rsid="0042beb4"/>
    </style:style>
    <style:style style:name="T2" style:family="text">
      <style:text-properties officeooo:rsid="006cd775"/>
    </style:style>
    <style:style style:name="T3" style:family="text">
      <style:text-properties officeooo:rsid="00486ec5"/>
    </style:style>
    <style:style style:name="T4" style:family="text">
      <style:text-properties officeooo:rsid="00435d9e"/>
    </style:style>
    <style:style style:name="T5" style:family="text">
      <style:text-properties officeooo:rsid="00451ad6"/>
    </style:style>
    <style:style style:name="T6" style:family="text">
      <style:text-properties officeooo:rsid="00460615"/>
    </style:style>
    <style:style style:name="T7" style:family="text">
      <style:text-properties officeooo:rsid="00472566"/>
    </style:style>
    <style:style style:name="T8" style:family="text">
      <style:text-properties officeooo:rsid="004695f9"/>
    </style:style>
    <style:style style:name="T9" style:family="text">
      <style:text-properties officeooo:rsid="00523e36"/>
    </style:style>
    <style:style style:name="T10" style:family="text">
      <style:text-properties officeooo:rsid="0043cdaa"/>
    </style:style>
    <style:style style:name="T11" style:family="text">
      <style:text-properties officeooo:rsid="004c80ff"/>
    </style:style>
    <style:style style:name="T12" style:family="text">
      <style:text-properties officeooo:rsid="004be74c"/>
    </style:style>
    <style:style style:name="T13" style:family="text">
      <style:text-properties officeooo:rsid="004e13f5"/>
    </style:style>
    <style:style style:name="T14" style:family="text">
      <style:text-properties officeooo:rsid="004fbbd9"/>
    </style:style>
    <style:style style:name="T15" style:family="text">
      <style:text-properties officeooo:rsid="004ae26f"/>
    </style:style>
    <style:style style:name="T16" style:family="text">
      <style:text-properties officeooo:rsid="004b4b61"/>
    </style:style>
    <style:style style:name="T17" style:family="text">
      <style:text-properties officeooo:rsid="0052c251"/>
    </style:style>
    <style:style style:name="T18" style:family="text">
      <style:text-properties officeooo:rsid="0053bc59"/>
    </style:style>
    <style:style style:name="T19" style:family="text">
      <style:text-properties officeooo:rsid="0054d5d1"/>
    </style:style>
    <style:style style:name="T20" style:family="text">
      <style:text-properties officeooo:rsid="00523fd4"/>
    </style:style>
    <style:style style:name="T21" style:family="text">
      <style:text-properties officeooo:rsid="00557a23"/>
    </style:style>
    <style:style style:name="T22" style:family="text">
      <style:text-properties officeooo:rsid="00593819"/>
    </style:style>
    <style:style style:name="T23" style:family="text">
      <style:text-properties officeooo:rsid="0055cbfa"/>
    </style:style>
    <style:style style:name="T24" style:family="text">
      <style:text-properties officeooo:rsid="005ac9f1"/>
    </style:style>
    <style:style style:name="T25" style:family="text">
      <style:text-properties officeooo:rsid="0057482d"/>
    </style:style>
    <style:style style:name="T26" style:family="text">
      <style:text-properties officeooo:rsid="005af3d5"/>
    </style:style>
    <style:style style:name="T27" style:family="text">
      <style:text-properties officeooo:rsid="005c7a5a"/>
    </style:style>
    <style:style style:name="T28" style:family="text">
      <style:text-properties officeooo:rsid="0056063b"/>
    </style:style>
    <style:style style:name="T29" style:family="text">
      <style:text-properties officeooo:rsid="005cb266"/>
    </style:style>
    <style:style style:name="T30" style:family="text">
      <style:text-properties officeooo:rsid="005cd351"/>
    </style:style>
    <style:style style:name="T31" style:family="text">
      <style:text-properties officeooo:rsid="00616bb0"/>
    </style:style>
    <style:style style:name="T32" style:family="text">
      <style:text-properties officeooo:rsid="005f6536"/>
    </style:style>
    <style:style style:name="T33" style:family="text">
      <style:text-properties officeooo:rsid="005d9718"/>
    </style:style>
    <style:style style:name="T34" style:family="text">
      <style:text-properties officeooo:rsid="00606b84"/>
    </style:style>
    <style:style style:name="T35" style:family="text">
      <style:text-properties officeooo:rsid="0060b774"/>
    </style:style>
    <style:style style:name="T36" style:family="text">
      <style:text-properties officeooo:rsid="00610a6f"/>
    </style:style>
    <style:style style:name="T37" style:family="text">
      <style:text-properties officeooo:rsid="005e8db5"/>
    </style:style>
    <style:style style:name="T38" style:family="text">
      <style:text-properties officeooo:rsid="0061f3a1"/>
    </style:style>
    <style:style style:name="T39" style:family="text">
      <style:text-properties officeooo:rsid="00626dfe"/>
    </style:style>
    <style:style style:name="T40" style:family="text">
      <style:text-properties officeooo:rsid="006265e9"/>
    </style:style>
    <style:style style:name="T41" style:family="text">
      <style:text-properties officeooo:rsid="0063ce59"/>
    </style:style>
    <style:style style:name="T42" style:family="text">
      <style:text-properties officeooo:rsid="005e9556"/>
    </style:style>
    <style:style style:name="T43" style:family="text">
      <style:text-properties officeooo:rsid="00651d1c"/>
    </style:style>
    <style:style style:name="T44" style:family="text">
      <style:text-properties fo:font-weight="bold" officeooo:rsid="00658d57" style:font-weight-asian="bold" style:font-weight-complex="bold"/>
    </style:style>
    <style:style style:name="T45" style:family="text">
      <style:text-properties officeooo:rsid="00658d57"/>
    </style:style>
    <style:style style:name="T46" style:family="text">
      <style:text-properties fo:font-weight="bold" officeooo:rsid="0066e136" style:font-weight-asian="bold" style:font-weight-complex="bold"/>
    </style:style>
    <style:style style:name="T47" style:family="text">
      <style:text-properties fo:font-weight="bold" officeooo:rsid="006944e8" style:font-weight-asian="bold" style:font-weight-complex="bold"/>
    </style:style>
    <style:style style:name="T48" style:family="text">
      <style:text-properties officeooo:rsid="0066e136"/>
    </style:style>
    <style:style style:name="T49" style:family="text">
      <style:text-properties officeooo:rsid="0068314e"/>
    </style:style>
    <style:style style:name="T50" style:family="text">
      <style:text-properties officeooo:rsid="00699469"/>
    </style:style>
    <style:style style:name="T51" style:family="text">
      <style:text-properties officeooo:rsid="006b2006"/>
    </style:style>
    <style:style style:name="T52" style:family="text">
      <style:text-properties officeooo:rsid="006c1c95"/>
    </style:style>
    <style:style style:name="T53" style:family="text">
      <style:text-properties officeooo:rsid="006c2522"/>
    </style:style>
    <style:style style:name="T54" style:family="text">
      <style:text-properties officeooo:rsid="006c7ffa"/>
    </style:style>
    <style:style style:name="T55" style:family="text">
      <style:text-properties officeooo:rsid="006fe7db"/>
    </style:style>
    <style:style style:name="T56" style:family="text">
      <style:text-properties officeooo:rsid="00704817"/>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Observation report</text:p>
      <text:p text:style-name="P2"/>
      <text:p text:style-name="P3">Threesome – Nipple clamps – Alien abduction</text:p>
      <text:p text:style-name="P2"/>
      <text:p text:style-name="P2"/>
      <text:p text:style-name="P2"/>
      <text:p text:style-name="P4"><text:span text:style-name="T1">From: </text:span><text:span text:style-name="T2">Senior Researcher Uulin - </text:span><text:span text:style-name="T1">Orbital Research Unity 13</text:span></text:p>
      <text:p text:style-name="P4"/>
      <text:p text:style-name="P5">To: Head Researcher Caelxn</text:p>
      <text:p text:style-name="P4"/>
      <text:p text:style-name="P5">Object: Observation report number 3 – The hominid reproductive cycle</text:p>
      <text:p text:style-name="P4"/>
      <text:p text:style-name="P4"/>
      <text:p text:style-name="P6">---</text:p>
      <text:p text:style-name="P4"/>
      <text:p text:style-name="P4"/>
      <text:p text:style-name="P7">Greetings, Head Researcher.</text:p>
      <text:p text:style-name="P7"/>
      <text:p text:style-name="P7"><text:tab/>The orbital station reached its resting orbit exactly <text:span text:style-name="T3">thirty</text:span> <text:span text:style-name="T3">(</text:span>30<text:span text:style-name="T3">)</text:span> local revolutions ago (roughly <text:span text:style-name="T3">five (</text:span>5<text:span text:style-name="T3">)</text:span> Eresian cycles). <text:span text:style-name="T4">The planet is exactly as they described, </text:span><text:span text:style-name="T5">of telluric and oceanic const</text:span><text:span text:style-name="T6">it</text:span><text:span text:style-name="T5">ution,</text:span><text:span text:style-name="T4"> filled with many sentient species, surrounded by an atmosphere suitable for Eresian life.</text:span></text:p>
      <text:p text:style-name="P7"/>
      <text:p text:style-name="P7"><text:tab/><text:span text:style-name="T4">Immediately, we began extraction of live subjects for our tests. Our choice landed on an isolated </text:span><text:span text:style-name="T7">trio</text:span><text:span text:style-name="T4">: </text:span></text:p>
      <text:p text:style-name="P8"/>
      <text:list text:style-name="L1">
        <text:list-item>
          <text:p text:style-name="P9"><text:span text:style-name="T7">Two (2)</text:span> horned quadruped<text:span text:style-name="T7">s</text:span>, <text:span text:style-name="T8">appearing to be male </text:span><text:span text:style-name="T9">mammals</text:span><text:span text:style-name="T8">,</text:span> with a black and white hide covering <text:span text:style-name="T7">their</text:span> entire body <text:span text:style-name="T10">(referenced thereafter as subject</text:span><text:span text:style-name="T11">s</text:span><text:span text:style-name="T10">-</text:span><text:span text:style-name="T12">M</text:span><text:span text:style-name="T10">-01 </text:span><text:span text:style-name="T12">and 02</text:span><text:span text:style-name="T10">)</text:span>;</text:p>
        </text:list-item>
        <text:list-item>
          <text:p text:style-name="P9"><text:span text:style-name="T7">One (1)</text:span> pale hominid, appearing to be a female <text:span text:style-name="T9">mammal</text:span>, with a golden-coloured mane and a black-white hide similar to its male counterpart<text:span text:style-name="T13">s</text:span>’, with <text:span text:style-name="T14">large</text:span> beige spots in-between<text:span text:style-name="T10"> (Subject </text:span><text:span text:style-name="T12">F</text:span><text:span text:style-name="T10">-01)</text:span>;</text:p>
        </text:list-item>
      </text:list>
      <text:p text:style-name="P10"/>
      <text:p text:style-name="P10"><text:tab/><text:span text:style-name="T7">Please note that while the original intent was to capture a single couple, a third member raced to their location as the extractor beam </text:span><text:span text:style-name="T15">began its work</text:span><text:span text:style-name="T7">. After consultation with the rest of the observation team, it has been decided to keep the second male as a potential competitor, or replacement in case of death of the first.</text:span></text:p>
      <text:p text:style-name="P10"/>
      <text:p text:style-name="P11"><text:tab/>As both <text:span text:style-name="T16">initial</text:span> specimens were in close proximity and showed no hostility towards one another, they did not appear to share a prey and predator relationship. Plus, as the hominid <text:s/>showed an attitude of care and closeness towards the quadruped, it has been established they were both maintained a relationship affectionate enough to be perfect candidates for our study.</text:p>
      <text:p text:style-name="P11"><text:soft-page-break/></text:p>
      <text:p text:style-name="P11"><text:tab/>Junior Researcher Hulo has however expressed concern regarding the extreme sexual dismorphia of the test subjects, as both display at first glance very little similarities despite the color of their fur. However, do please keep in mind this might just as well be an extreme coincidence; see Observation report number 544 about the Red Kalioptera, native to the arid deserts of Siloa, a species with an equally disparate gender dysphoria, but perfectly compatible nonetheless.</text:p>
      <text:p text:style-name="P11"/>
      <text:p text:style-name="P11"><text:tab/>To ease the concerns of Junior Researcher Hulo, a request has been sent to base for a second expedition scouring this planet for similar hominids. Nonetheless, the experimentation occurred as per schedule.</text:p>
      <text:p text:style-name="P11"/>
      <text:p text:style-name="P12">---</text:p>
      <text:p text:style-name="P11"/>
      <text:p text:style-name="P13"><text:tab/>After the initial sedating of test subjects to lower their stress level, a potent aphrodisiac has been injected into their bodies intravenously upon waking. Subjects-M-01 and 02 immediately <text:s/>displayed acts of violence, attempting to break free of their bounds, but were unsuccessful. Subject-F-01, due to her smaller stature, was easier to reign and strap on to the breeding contraption, <text:span text:style-name="T17">while the assistants removed what seemed to function as her loincloth, exposing her genital organs </text:span><text:span text:style-name="T18">for the next step of the experiment</text:span>.</text:p>
      <text:p text:style-name="P13"/>
      <text:p text:style-name="P14"><text:tab/>Subject-F-01 initially showed some verbal resistance, seemingly directly addressing the personnel in an unknown language, with what appeared to be rude paw gestures and insults. Nonetheless, strapping <text:span text:style-name="T19">electrical</text:span> sensors to her mammary glands <text:span text:style-name="T20">seemed to force her into a more docile stance, </text:span><text:span text:style-name="T17">at least until the introduction of the males into her habitat.</text:span></text:p>
      <text:p text:style-name="P14"/>
      <text:p text:style-name="P15"><text:tab/><text:span text:style-name="T17">Subject-F-01 then seemed to display a strong resistance at the sight of the males, </text:span><text:span text:style-name="T21">who were under the full effect of the aphrodisiac, as evidenced by their ragged breath and engorged members. Some researches expressed concern after seeing the beasts attempting to headbutt each other, fearing for </text:span><text:span text:style-name="T17">Subject-F-01’</text:span><text:span text:style-name="T22">s safety</text:span><text:span text:style-name="T17">, </text:span><text:span text:style-name="T21">but those doubts were quickly disproved.</text:span></text:p>
      <text:p text:style-name="P15"/>
      <text:p text:style-name="P16"><text:tab/><text:span text:style-name="T23">As Subjects-M-01 and 02 noticed Subject-F-01 in the room, they immediately ended their quarrel to trot over to her, smelling </text:span><text:span text:style-name="T24">her genitals</text:span><text:span text:style-name="T23"> and finding a better spot for copulation, as <text:s/>Subject-F-01 started to tremble, presumably of excitation; </text:span><text:span text:style-name="T25">a</text:span><text:span text:style-name="T23">s </text:span><text:span text:style-name="T26">mating</text:span><text:span text:style-name="T23"> season is currently unknown for this species, it </text:span><text:span text:style-name="T27">was</text:span><text:span text:style-name="T23"> impossible to determine if the subject was scared of her companions, or </text:span><text:span text:style-name="T28">simply </text:span><text:span text:style-name="T23">eager for copulation.</text:span></text:p>
      <text:p text:style-name="P16"/>
      <text:p text:style-name="P17"><text:tab/><text:span text:style-name="T29">Subject-M-02 finally straddled the cushion strapping device encasing Subject-F-01, needing a few tries before his reproductive organ finally found its way into her. Subject-F-01 started emitting screams of pain, which were quickly muffled as <text:s/>Subject-M-02 also attempted to mount her, finding an odd spot to rest its hind legs at an odd angle and inserting his phallus into her maw. </text:span></text:p>
      <text:p text:style-name="P17"/>
      <text:p text:style-name="P17"><text:span text:style-name="T30"><text:tab/></text:span><text:span text:style-name="T23">Subjects-M-01 and 02 </text:span><text:span text:style-name="T31">then </text:span><text:span text:style-name="T32">increased their pace </text:span><text:span text:style-name="T31">for the next two (2) minutes</text:span><text:span text:style-name="T32">, thrusting deeper into their mate as SubjectF-01 used her auxiliary nasal canals to breathe with difficulty. </text:span><text:span text:style-name="T30">As </text:span><text:soft-page-break/><text:span text:style-name="T30">the research team at the time had no idea of the effectiveness of this reproduction method </text:span><text:span text:style-name="T33">yet</text:span><text:span text:style-name="T30">, no effort was made to stop </text:span><text:span text:style-name="T34">Subject-M-01 from using her oral canal as re</text:span><text:span text:style-name="T35">cipient </text:span><text:span text:style-name="T36">for its seed</text:span><text:span text:style-name="T30">.</text:span></text:p>
      <text:p text:style-name="P18"/>
      <text:p text:style-name="P19"><text:tab/><text:span text:style-name="T37">The process was quick, ending after </text:span><text:span text:style-name="T38">four</text:span><text:span text:style-name="T37"> (</text:span><text:span text:style-name="T38">4</text:span><text:span text:style-name="T37">) minutes, </text:span><text:span text:style-name="T39">after</text:span><text:span text:style-name="T37"> which the male subject</text:span><text:span text:style-name="T40">s</text:span><text:span text:style-name="T37"> rapidly </text:span><text:span text:style-name="T40">bucked their hips</text:span><text:span text:style-name="T37"> into their helpless host, until giant bursts of semen started bursting from her orifices. Subjects-M-01 and 02 were then quickly sedated and sent back to their cells, while robots were sent to collect the extra </text:span><text:span text:style-name="T41">overflowing</text:span><text:span text:style-name="T37"> semen.</text:span></text:p>
      <text:p text:style-name="P20"/>
      <text:p text:style-name="P20"><text:tab/>Subject-F-01 had fallen unconscious during the experiment, <text:span text:style-name="T42">and it was unanimously decided, for future tests, to let her rest between sessions and only take on one (1) make at a time, before both males were ready to be inserted in her cell once more.</text:span></text:p>
      <text:p text:style-name="P20"/>
      <text:p text:style-name="P21">---</text:p>
      <text:p text:style-name="P20"/>
      <text:p text:style-name="P22"><text:span text:style-name="T43"><text:tab/></text:span><text:span text:style-name="T44">Note</text:span><text:span text:style-name="T45">: </text:span><text:span text:style-name="T43">This document was redacted with difficulty, as the specimens are still in study and their behavioural patterns are still mostly unknown to this day. Waiting until a secondary scouting unit reaches this galactic sector to pursue the research of more suitable subjects.</text:span></text:p>
      <text:p text:style-name="P22"/>
      <text:p text:style-name="P22"><text:tab/><text:span text:style-name="T46">Addendum </text:span><text:span text:style-name="T47">1</text:span><text:span text:style-name="T48">: This report was written twenty-one (21)</text:span><text:span text:style-name="T1"> local revolutions </text:span><text:span text:style-name="T48">after the initial testing. Subject-F-01 seems to be now fairly accommodated to her new life, </text:span><text:span text:style-name="T49">seemingly used to the presence of the personnel in her surroundings. Under proposition from </text:span><text:span text:style-name="T10">Junior Researcher Hulo, </text:span><text:span text:style-name="T49">Subjects-M-01 and 02 have been allowed in her cell </text:span><text:span text:style-name="T50">to ease her </text:span><text:span text:style-name="T51">solitude</text:span><text:span text:style-name="T49">. Their overall good behaviour granted them a permanent presence at her side, which saw her mood </text:span><text:span text:style-name="T52">gradually</text:span><text:span text:style-name="T49"> increase </text:span><text:span text:style-name="T52">over time</text:span><text:span text:style-name="T49">.</text:span></text:p>
      <text:p text:style-name="P22"/>
      <text:p text:style-name="P23"><text:tab/><text:span text:style-name="T46">Addendum </text:span><text:span text:style-name="T47">1</text:span><text:span text:style-name="T48">: This report was written </text:span><text:span text:style-name="T53">thirteen</text:span><text:span text:style-name="T48"> (</text:span><text:span text:style-name="T53">13</text:span><text:span text:style-name="T48">)</text:span><text:span text:style-name="T1"> local revolutions </text:span><text:span text:style-name="T48">after the </text:span><text:span text:style-name="T53">previous</text:span><text:span text:style-name="T48">. Subject-F-01 </text:span><text:span text:style-name="T53">now no longer requires to be sedated or physically handled to be placed in the machine, attaching herself willingly to the probes before any mating </text:span><text:span text:style-name="T54">session. She also has learnt to request some aphrodisiac before each experiment; whether this is for easing the process or recreative purposes is still unknown. </text:span></text:p>
      <text:p text:style-name="P24"/>
      <text:p text:style-name="P24"><text:tab/>She, however, shows her best behaviour during the mating, and thus has been authorize to mate with Subjects-M-01 and 02 as often as she pleases. As she does not seem to follow a rut season, this makes observations more frequent and easier for the research team. <text:span text:style-name="T55">Due to the ruthlessness of the make subjects during copulation, a pregnancy check has been planned to study the well-being of their progeniture, if any, and the duration of the gestation period.</text:span></text:p>
      <text:p text:style-name="P24"/>
      <text:p text:style-name="P25">---</text:p>
      <text:p text:style-name="P24"/>
      <text:p text:style-name="P26">We hope this holomessage finds you well, Head Researcher, and are awaiting for further instructions.</text:p>
      <text:p text:style-name="P26"/>
      <text:p text:style-name="P26">Until we meet <text:span text:style-name="T56">again</text:span>,</text:p>
      <text:p text:style-name="P26"/>
      <text:p text:style-name="P27"><text:soft-page-break/>Senior Researcher Uuli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adornments="Gras" style:font-family-generic="swiss" style:font-pitch="variable"/>
    <style:font-face style:name="Calibri Light" svg:font-family="'Calibri Light'" style:font-adornments="Italique" style:font-family-generic="swiss" style:font-pitch="variable"/>
    <style:font-face style:name="Calibri Light1" svg:font-family="'Calibri Light'" style:font-adornments="Italique gras" style:font-family-generic="swiss" style:font-pitch="variable"/>
    <style:font-face style:name="Calibri Light2" svg:font-family="'Calibri Light'" style:font-adornments="Normal" style:font-family-generic="swiss"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3" svg:font-family="Calibri" style:font-adornments="Normal" style:font-family-generic="swiss" style:font-pitch="variable"/>
    <style:font-face style:name="Garamond Premr Pro" svg:font-family="'Garamond Premr Pr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00%" fo:text-align="justify" style:justify-single-word="false"/>
      <style:text-properties style:font-name="Calibri3" fo:font-family="Calibri" style:font-style-name="Normal" style:font-family-generic="swiss" style:font-pitch="variable" fo:font-size="13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color="#00588c" loext:opacity="100%" style:font-name="Calibri3" fo:font-family="Calibri" style:font-style-name="Normal"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00588c" loext:opacity="100%" style:font-name="Calibri3" fo:font-family="Calibri" style:font-style-name="Normal" style:font-family-generic="swiss" style:font-pitch="variable"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color="#00588c" loext:opacity="100%" style:font-name="Calibri3" fo:font-family="Calibri" style:font-style-name="Normal" style:font-family-generic="swiss" style:font-pitch="variable"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color="#00588c" loext:opacity="100%" style:font-name="Calibri2" fo:font-family="Calibri" style:font-style-name="Italique gras" style:font-family-generic="swiss" style:font-pitch="variable" fo:font-size="16pt" fo:font-style="italic" fo:font-weight="normal" officeooo:rsid="00106f63"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00588c" loext:opacity="100%" style:font-name="Calibri Light2" fo:font-family="'Calibri Light'" style:font-style-name="Normal" style:font-family-generic="swiss" style:font-pitch="variable" fo:font-size="14pt" fo:font-weight="250"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color="#00588c" loext:opacity="100%" style:font-name="Calibri Light1" fo:font-family="'Calibri Light'" style:font-style-name="Italique gras" style:font-family-generic="swiss" style:font-pitch="variable" fo:font-size="13pt" fo:font-style="italic" fo:font-weight="250" style:font-size-asian="13pt" style:font-style-asian="italic" style:font-weight-asian="bold" style:font-size-complex="13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color="#00588c" loext:opacity="100%" style:font-name="Calibri" fo:font-family="Calibri" style:font-style-name="Gras" style:font-family-generic="swiss" style:font-pitch="variable"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00588c" loext:opacity="1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color="#00588c" loext:opacity="100%" style:font-name="Calibri1" fo:font-family="Calibri" style:font-style-name="Italique" style:font-family-generic="swiss" style:font-pitch="variable" fo:font-style="italic"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fo:color="#00588c" loext:opacity="100%" style:font-name="Calibri Light2" fo:font-family="'Calibri Light'" style:font-style-name="Normal" style:font-family-generic="swiss" style:font-pitch="variable" fo:font-weight="250"/>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text-properties fo:color="#00588c" loext:opacity="100%" style:font-name="Calibri Light" fo:font-family="'Calibri Light'" style:font-style-name="Italique" style:font-family-generic="swiss" style:font-pitch="variable" fo:font-style="italic" fo:font-weight="25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editing-duration>PT6H3M52S</meta:editing-duration>
    <meta:editing-cycles>103</meta:editing-cycles>
    <meta:generator>LibreOffice/25.2.4.3$Windows_X86_64 LibreOffice_project/33e196637044ead23f5c3226cde09b47731f7e27</meta:generator>
    <meta:creation-date>2025-10-01T20:13:15.605684600</meta:creation-date>
    <dc:title>Format de texte</dc:title>
    <dc:date>2025-10-04T00:58:15.092420300</dc:date>
    <meta:document-statistic meta:table-count="0" meta:image-count="0" meta:object-count="0" meta:page-count="4" meta:paragraph-count="33" meta:word-count="1134" meta:character-count="7135" meta:non-whitespace-character-count="6008"/>
    <meta:template xlink:type="simple" xlink:actuate="onRequest" xlink:title="Format de texte" xlink:href="file:///C:/Users/Clément/AppData/Roaming/LibreOffice/4/user/template/Format%20de%20texte1.ott" meta:date="2025-10-01T20:13:15.261572600"/>
  </office:meta>
</office:document-meta>
</file>